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Utopia-Bold" svg:font-family="Utopia-Bold" style:font-family-generic="roman"/>
    <style:font-face style:name="Utopia-Italic" svg:font-family="Utopia-Italic" style:font-family-generic="roman"/>
    <style:font-face style:name="Utopia-Regular" svg:font-family="Utopia-Regular" style:font-family-generic="roman"/>
    <style:font-face style:name="Utopia-Semibold" svg:font-family="Utopia-Semibold" style:font-family-generic="roman"/>
    <style:font-face style:name="TheSansMonoCondensed-SemiLight" svg:font-family="TheSansMonoCondensed-SemiLight" style:font-family-generic="swiss"/>
    <style:font-face style:name="OCR A Std" svg:font-family="'OCR A Std'" style:font-family-generic="modern" style:font-pitch="fixed"/>
    <style:font-face style:name="Adobe Garamond Pro" svg:font-family="'Adobe Garamond Pro'" style:font-family-generic="roman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dobe Gothic Std B" svg:font-family="'Adobe Gothic Std B'" style:font-family-generic="swiss" style:font-pitch="variable"/>
    <style:font-face style:name="Arial" svg:font-family="Arial" style:font-family-generic="swiss" style:font-pitch="variable"/>
    <style:font-face style:name="Tekton Pro" svg:font-family="'Tekton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L3">
      <style:paragraph-properties fo:text-align="start" style:justify-single-word="false"/>
      <style:text-properties style:font-name="Arial"/>
    </style:style>
    <style:style style:name="P4" style:family="paragraph" style:parent-style-name="Standard" style:list-style-name="L3">
      <style:paragraph-properties fo:text-align="start" style:justify-single-word="false" style:text-autospace="none"/>
      <style:text-properties style:font-name="Ari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Arial" fo:font-size="9pt" style:font-name-asian="Utopia-Regular" style:font-size-asian="9pt" style:font-name-complex="Utopia-Regular" style:font-size-complex="9pt"/>
    </style:style>
    <style:style style:name="P7" style:family="paragraph" style:parent-style-name="Standard" style:list-style-name="L3">
      <style:paragraph-properties fo:text-align="start" style:justify-single-word="false" style:text-autospace="none"/>
      <style:text-properties style:font-name="Arial" fo:font-size="9pt" style:font-name-asian="Utopia-Regular" style:font-size-asian="9pt" style:font-name-complex="Utopia-Regular" style:font-size-complex="9pt"/>
    </style:style>
    <style:style style:name="P8" style:family="paragraph" style:parent-style-name="Standard" style:list-style-name="L9">
      <style:paragraph-properties fo:text-align="start" style:justify-single-word="false" style:text-autospace="none"/>
      <style:text-properties style:font-name="Arial" fo:font-size="9pt" style:font-size-asian="9pt" style:font-size-complex="9pt"/>
    </style:style>
    <style:style style:name="P9" style:family="paragraph" style:parent-style-name="Standard" style:list-style-name="">
      <style:paragraph-properties style:text-autospace="none"/>
      <style:text-properties style:font-name="Arial"/>
    </style:style>
    <style:style style:name="P10" style:family="paragraph" style:parent-style-name="Standard" style:list-style-name="L4">
      <style:paragraph-properties style:text-autospace="none"/>
      <style:text-properties style:font-name="Arial"/>
    </style:style>
    <style:style style:name="P11" style:family="paragraph" style:parent-style-name="Standard" style:list-style-name="L6">
      <style:paragraph-properties style:text-autospace="none"/>
      <style:text-properties style:font-name="Arial"/>
    </style:style>
    <style:style style:name="P12" style:family="paragraph" style:parent-style-name="Standard" style:list-style-name="L7">
      <style:paragraph-properties style:text-autospace="none"/>
      <style:text-properties style:font-name="Arial"/>
    </style:style>
    <style:style style:name="P13" style:family="paragraph" style:parent-style-name="Standard" style:list-style-name="L8">
      <style:paragraph-properties style:text-autospace="none"/>
      <style:text-properties style:font-name="Arial"/>
    </style:style>
    <style:style style:name="P14" style:family="paragraph" style:parent-style-name="Standard">
      <style:paragraph-properties style:text-autospace="none"/>
      <style:text-properties style:font-name="Arial"/>
    </style:style>
    <style:style style:name="P15" style:family="paragraph" style:parent-style-name="Standard" style:list-style-name="L9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 style:list-style-name="L11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7" style:family="paragraph" style:parent-style-name="Standard" style:list-style-name="L12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 style:list-style-name="L13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20" style:family="paragraph" style:parent-style-name="Standard" style:list-style-name="L15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21" style:family="paragraph" style:parent-style-name="Standard" style:list-style-name="">
      <style:paragraph-properties style:text-autospace="none"/>
      <style:text-properties style:font-name="Arial" fo:font-size="8pt" style:font-size-asian="8pt" style:font-size-complex="8pt"/>
    </style:style>
    <style:style style:name="P22" style:family="paragraph" style:parent-style-name="Standard" style:list-style-name="">
      <style:paragraph-properties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list-style-name="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0000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 style:list-style-name="L3">
      <style:paragraph-properties fo:text-align="start" style:justify-single-word="false" fo:background-color="transparent">
        <style:background-image/>
      </style:paragraph-properties>
      <style:text-properties fo:color="#ff0000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/>
    </style:style>
    <style:style style:name="P28" style:family="paragraph" style:parent-style-name="Standard" style:list-style-name="L3">
      <style:paragraph-properties fo:text-align="center" style:justify-single-word="false" fo:background-color="transparent">
        <style:background-image/>
      </style:paragraph-properties>
      <style:text-properties fo:font-size="10pt" style:font-size-asian="10pt" style:font-size-complex="10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bold" style:font-name-asian="Utopia-Regular" style:font-size-asian="9pt" style:font-weight-asian="bold" style:font-name-complex="Utopia-Regular" style:font-size-complex="9pt" style:font-weight-complex="bold"/>
    </style:style>
    <style:style style:name="T3" style:family="text">
      <style:text-properties fo:font-size="9pt" fo:font-weight="bold" style:font-name-asian="Utopia-Bold" style:font-size-asian="9pt" style:font-weight-asian="bold" style:font-name-complex="Utopia-Bold" style:font-size-complex="9pt" style:font-weight-complex="bold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9pt" fo:font-weight="normal" style:font-name-asian="Utopia-Regular" style:font-size-asian="9pt" style:font-weight-asian="normal" style:font-name-complex="Utopia-Regular" style:font-size-complex="9pt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font-name-asian="Utopia-Regular" style:font-size-asian="9pt" style:font-name-complex="Utopia-Regular" style:font-size-complex="9pt"/>
    </style:style>
    <style:style style:name="T8" style:family="text">
      <style:text-properties fo:font-size="9pt" style:font-name-asian="TheSansMonoCondensed-SemiLight" style:font-size-asian="9pt" style:font-name-complex="TheSansMonoCondensed-SemiLight" style:font-size-complex="9pt"/>
    </style:style>
    <style:style style:name="T9" style:family="text">
      <style:text-properties fo:font-size="9pt" fo:font-style="italic" style:font-name-asian="Utopia-Italic" style:font-size-asian="9pt" style:font-style-asian="italic" style:font-name-complex="Utopia-Italic" style:font-size-complex="9pt" style:font-style-complex="italic"/>
    </style:style>
    <style:style style:name="T10" style:family="text">
      <style:text-properties fo:font-size="9pt" fo:font-style="normal" style:font-name-asian="Utopia-Italic" style:font-size-asian="9pt" style:font-style-asian="normal" style:font-name-complex="Utopia-Italic" style:font-size-complex="9pt" style:font-style-complex="normal"/>
    </style:style>
    <style:style style:name="T11" style:family="text">
      <style:text-properties fo:font-size="9pt" style:font-name-asian="Utopia-Bold" style:font-size-asian="9pt" style:font-name-complex="Utopia-Bold" style:font-size-complex="9pt"/>
    </style:style>
    <style:style style:name="T12" style:family="text">
      <style:text-properties style:font-name="Utopia-Regular"/>
    </style:style>
    <style:style style:name="T13" style:family="text">
      <style:text-properties style:font-name="Utopia-Regular" fo:font-size="9pt" style:font-name-asian="Utopia-Regular" style:font-size-asian="9pt" style:font-name-complex="Utopia-Regular" style:font-size-complex="9pt"/>
    </style:style>
    <style:style style:name="T14" style:family="text">
      <style:text-properties style:font-name="Utopia-Regular" fo:font-size="9pt" fo:font-weight="bold" style:font-name-asian="Utopia-Regular" style:font-size-asian="9pt" style:font-weight-asian="bold" style:font-name-complex="Utopia-Regular" style:font-size-complex="9pt" style:font-weight-complex="bold"/>
    </style:style>
    <style:style style:name="T15" style:family="text">
      <style:text-properties style:font-name="Utopia-Regular" fo:font-size="9pt" fo:font-weight="normal" style:font-name-asian="Utopia-Regular" style:font-size-asian="9pt" style:font-weight-asian="normal" style:font-name-complex="Utopia-Regular" style:font-size-complex="9pt" style:font-weight-complex="normal"/>
    </style:style>
    <style:style style:name="T16" style:family="text">
      <style:text-properties style:font-name="Utopia-Regular" style:font-name-asian="Utopia-Regular" style:font-name-complex="Utopia-Regular"/>
    </style:style>
    <style:style style:name="T17" style:family="text">
      <style:text-properties style:font-name="Utopia-Bold"/>
    </style:style>
    <style:style style:name="T18" style:family="text">
      <style:text-properties style:font-name="Utopia-Bold" fo:font-size="9pt" fo:font-weight="bold" style:font-name-asian="Utopia-Bold" style:font-size-asian="9pt" style:font-weight-asian="bold" style:font-name-complex="Utopia-Bold" style:font-size-complex="9pt" style:font-weight-complex="bold"/>
    </style:style>
    <style:style style:name="T19" style:family="text">
      <style:text-properties fo:font-size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-asian="Utopia-Bold"/>
    </style:style>
    <style:style style:name="T22" style:family="text">
      <style:text-properties style:font-name-asian="Utopia-Bold" style:font-name-complex="Utopia-Bold"/>
    </style:style>
    <style:style style:name="T23" style:family="text">
      <style:text-properties style:font-size-asian="10pt"/>
    </style:style>
    <style:style style:name="T24" style:family="text">
      <style:text-properties style:font-name-complex="Utopia-Bold"/>
    </style:style>
    <style:style style:name="T25" style:family="text">
      <style:text-properties style:font-size-complex="10pt"/>
    </style:style>
    <style:style style:name="T26" style:family="text">
      <style:text-properties style:font-name="TheSansMonoCondensed-SemiLight" fo:font-size="9pt" style:font-name-asian="TheSansMonoCondensed-SemiLight" style:font-size-asian="9pt" style:font-name-complex="TheSansMonoCondensed-SemiLight" style:font-size-complex="9pt"/>
    </style:style>
    <style:style style:name="T27" style:family="text">
      <style:text-properties style:font-name="Utopia-Italic" fo:font-size="9pt" fo:font-style="italic" style:font-name-asian="Utopia-Italic" style:font-size-asian="9pt" style:font-style-asian="italic" style:font-name-complex="Utopia-Italic" style:font-size-complex="9pt" style:font-style-complex="italic"/>
    </style:style>
    <style:style style:name="T28" style:family="text">
      <style:text-properties style:font-name="Utopia-Italic" fo:font-size="9pt" fo:font-style="normal" style:font-name-asian="Utopia-Italic" style:font-size-asian="9pt" style:font-style-asian="normal" style:font-name-complex="Utopia-Italic" style:font-size-complex="9pt" style:font-style-complex="normal"/>
    </style:style>
    <style:style style:name="T29" style:family="text">
      <style:text-properties style:font-name-asian="Utopia-Regular"/>
    </style:style>
    <style:style style:name="T30" style:family="text">
      <style:text-properties style:font-name-asian="Utopia-Regular" style:font-name-complex="Utopia-Regular"/>
    </style:style>
    <style:style style:name="T31" style:family="text">
      <style:text-properties style:font-name-complex="Utopia-Regular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ff0000" style:font-name="Arial" fo:font-size="14pt" fo:font-style="normal" fo:font-weight="bold" style:font-name-asian="Utopia-Bold" style:font-size-asian="14pt" style:font-style-asian="normal" style:font-weight-asian="bold" style:font-name-complex="Utopia-Bold" style:font-size-complex="14pt" style:font-style-complex="normal" style:font-weight-complex="bold"/>
    </style:style>
    <style:style style:name="T34" style:family="text">
      <style:text-properties fo:color="#ff0000" style:font-name="Arial" fo:font-style="normal" fo:font-weight="bold" style:font-name-asian="Utopia-Bold" style:font-style-asian="normal" style:font-weight-asian="bold" style:font-name-complex="Utopia-Bold" style:font-style-complex="normal" style:font-weight-complex="bold"/>
    </style:style>
    <style:style style:name="T35" style:family="text">
      <style:text-properties fo:color="#ff0000" fo:font-weight="bold" style:font-weight-asian="bold" style:font-weight-complex="bold"/>
    </style:style>
    <style:style style:name="T36" style:family="text"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fo:color="#ff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1"/></text:p>
      <text:p text:style-name="P24"><text:span text:style-name="T11"/></text:p>
      <text:p text:style-name="P24"><text:span text:style-name="T11"/></text:p>
      <text:list xml:id="list30612371" text:style-name="L3">
        <text:list-header>
          <text:p text:style-name="P28"><text:span text:style-name="T34">Software Requirements</text:span></text:p>
          <text:p text:style-name="P25"><text:span text:style-name="T3"/></text:p>
        </text:list-header>
        <text:list-item>
          <text:p text:style-name="P3"><text:span text:style-name="T3">Object Oriented Design (OOP). </text:span><text:span text:style-name="T7">Th</text:span><text:span text:style-name="T5">e application will be programmed in PHP 5 utilizing the Zend Framework, custom, and third party classes and will incorporate a high level of OOP design practices.</text:span></text:p>
          <text:p text:style-name="P4"><text:span text:style-name="T5"/></text:p>
        </text:list-item>
        <text:list-item>
          <text:p text:style-name="P3"><text:span text:style-name="T3">Using standards-compliant HTML and CSS. </text:span><text:span text:style-name="T7">This allows sites to work across many platforms</text:span></text:p>
        </text:list-item>
      </text:list>
      <text:p text:style-name="P6"><text:tab/>and helps with accessibility. This includes the use of micro-formats to generate</text:p>
      <text:p text:style-name="P9"><text:span text:style-name="T7"><text:tab/>friendly HTML that can be used across a variety of platforms.</text:span></text:p>
      <text:p text:style-name="P9"><text:span text:style-name="T7"/></text:p>
      <text:list xml:id="list30635700" text:style-name="L4">
        <text:list-item>
          <text:p text:style-name="P10"><text:span text:style-name="T3">Using Ajax to provide a rich user interface. </text:span><text:span text:style-name="T7">Performing operations in the</text:span></text:p>
        </text:list-item>
      </text:list>
      <text:p text:style-name="P9"><text:span text:style-name="T7"><text:tab/>background using </text:span><text:span text:style-name="T8">XMLHttpRequest</text:span><text:span text:style-name="T7">, web pages can be more functional and intuitive.</text:span></text:p>
      <text:p text:style-name="P9"><text:span text:style-name="T7"/></text:p>
      <text:list xml:id="list30654865" text:style-name="L6">
        <text:list-item>
          <text:p text:style-name="P11"><text:span text:style-name="T3">Sharing data using web feeds and web services. </text:span><text:span text:style-name="T7">Users like to aggregate many feeds to</text:span></text:p>
        </text:list-item>
      </text:list>
      <text:p text:style-name="P6"><text:tab/>easily receive content updates from their favorite sites using web feeds (such as RSS or</text:p>
      <text:p text:style-name="P6"><text:tab/>Atom). Additionally, web services can enable one site to use data from other sites (for</text:p>
      <text:p text:style-name="P9"><text:span text:style-name="T7"><text:tab/>instance, we will display maps on the site using Google Maps).</text:span></text:p>
      <text:p text:style-name="P9"><text:span text:style-name="T2"/></text:p>
      <text:list xml:id="list30640349" text:style-name="L7">
        <text:list-item>
          <text:p text:style-name="P12"><text:span text:style-name="T3">Social Networking Tools. </text:span><text:span text:style-name="T7">Use some common social networking API's to promote users to communicate with each other.</text:span></text:p>
        </text:list-item>
      </text:list>
      <text:p text:style-name="P9"><text:span text:style-name="T7"/></text:p>
      <text:list xml:id="list30695507" text:style-name="L8">
        <text:list-item>
          <text:p text:style-name="P13"><text:span text:style-name="T2">Database Setup. </text:span><text:span text:style-name="T5">Using </text:span><text:span text:style-name="T7">Zend to handle the database abstraction for the Mysql database.</text:span></text:p>
        </text:list-item>
      </text:list>
      <text:p text:style-name="P14"><text:span text:style-name="T7"/></text:p>
      <text:list xml:id="list35614081" text:continue-numbering="true" text:style-name="L8">
        <text:list-item>
          <text:p text:style-name="P13"><text:span text:style-name="T2">Design Patterns. </text:span><text:span text:style-name="T7">The application will be built using the Model-View-Controller (MVC)</text:span></text:p>
          <text:p text:style-name="P13"><text:span text:style-name="T7">design pattern which will separate a</text:span><text:span text:style-name="T9">pplication logic </text:span><text:span text:style-name="T7">from </text:span><text:span text:style-name="T9">display logic. </text:span><text:span text:style-name="T10">The Smarty Template</text:span></text:p>
          <text:p text:style-name="P13"><text:span text:style-name="T10">Engine will become the 'view' part of MVC.</text:span></text:p>
        </text:list-item>
      </text:list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9"><text:span text:style-name="T7"/></text:p>
      <text:p text:style-name="P9"><text:span text:style-name="T7"/></text:p>
      <text:p text:style-name="P9"><text:span text:style-name="T7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6"><text:span text:style-name="T36"/></text:p>
      <text:p text:style-name="P27"><text:span text:style-name="T37">Features</text:span></text:p>
      <text:p text:style-name="P27"><text:span text:style-name="T37"/></text:p>
      <text:p text:style-name="P2"><text:span text:style-name="T20">Main Home Page</text:span></text:p>
      <text:list xml:id="list31278882" text:style-name="L9">
        <text:list-item>
          <text:p text:style-name="P15"><text:span text:style-name="T30">will display blog posts from all users in a single journal</text:span></text:p>
        </text:list-item>
        <text:list-item>
          <text:p text:style-name="P15"><text:span text:style-name="T30">registered users will be able to decide whether or not their posts are public and therefore are</text:span></text:p>
        </text:list-item>
      </text:list>
      <text:p text:style-name="P21"><text:span text:style-name="T30"><text:tab/>displayed on the home page.</text:span></text:p>
      <text:p text:style-name="P9"><text:span text:style-name="T7"/></text:p>
      <text:p text:style-name="P22"><text:span text:style-name="T30">User Home Page</text:span></text:p>
      <text:list xml:id="list31373919" text:style-name="L11">
        <text:list-item>
          <text:p text:style-name="P16"><text:span text:style-name="T30">a public home page that will display all of a registered users blog posts in a single listing.</text:span></text:p>
        </text:list-item>
      </text:list>
      <text:list xml:id="list35632855" text:continue-list="list31278882" text:style-name="L9">
        <text:list-header>
          <text:p text:style-name="P8"><text:span text:style-name="T30"/></text:p>
        </text:list-header>
      </text:list>
      <text:p text:style-name="P22"><text:span text:style-name="T30">User Registration</text:span></text:p>
      <text:list xml:id="list35632370" text:continue-numbering="true" text:style-name="L9">
        <text:list-item>
          <text:p text:style-name="P15"><text:span text:style-name="T30">new user sign-up</text:span></text:p>
        </text:list-item>
        <text:list-item>
          <text:p text:style-name="P15"><text:span text:style-name="T30">use CAPTCHA</text:span></text:p>
        </text:list-item>
        <text:list-item>
          <text:p text:style-name="P15"><text:span text:style-name="T30">create account in database</text:span></text:p>
        </text:list-item>
        <text:list-item>
          <text:p text:style-name="P15"><text:span text:style-name="T30">new user confirmation email</text:span></text:p>
        </text:list-item>
        <text:list-item>
          <text:p text:style-name="P15"><text:span text:style-name="T30">create a blog</text:span></text:p>
        </text:list-item>
        <text:list-item>
          <text:p text:style-name="P15"><text:span text:style-name="T30">validate details</text:span></text:p>
        </text:list-item>
      </text:list>
      <text:p text:style-name="P5"><text:span text:style-name="T7"/></text:p>
      <text:p text:style-name="P23"><text:span text:style-name="T30">Account Login and Management</text:span></text:p>
      <text:list xml:id="list35627981" text:continue-numbering="true" text:style-name="L9">
        <text:list-item>
          <text:p text:style-name="P15"><text:span text:style-name="T30">manage users blog</text:span></text:p>
        </text:list-item>
        <text:list-item>
          <text:p text:style-name="P15"><text:span text:style-name="T30">update account details</text:span></text:p>
        </text:list-item>
        <text:list-item>
          <text:p text:style-name="P15"><text:span text:style-name="T30">logout from account</text:span></text:p>
        </text:list-item>
      </text:list>
      <text:p text:style-name="P5"><text:span text:style-name="T7"/></text:p>
      <text:p text:style-name="P23"><text:span text:style-name="T30">User Blogs</text:span></text:p>
      <text:list xml:id="list35616112" text:continue-numbering="true" text:style-name="L9">
        <text:list-item>
          <text:p text:style-name="P15"><text:span text:style-name="T30">add, edit, and delete blog posts</text:span></text:p>
        </text:list-item>
        <text:list-item>
          <text:p text:style-name="P15"><text:span text:style-name="T30">tag posts</text:span></text:p>
        </text:list-item>
        <text:list-item>
          <text:p text:style-name="P15"><text:span text:style-name="T30">upload images to blog posts, and display an image gallery for the users account</text:span></text:p>
        </text:list-item>
        <text:list-item>
          <text:p text:style-name="P15"><text:span text:style-name="T30">tie geographic data maps to the blogs.</text:span></text:p>
        </text:list-item>
      </text:list>
      <text:p text:style-name="P5"><text:span text:style-name="T7"/></text:p>
      <text:p text:style-name="P23"><text:span text:style-name="T30">Web Site Search</text:span></text:p>
      <text:list xml:id="list35608805" text:continue-numbering="true" text:style-name="L9">
        <text:list-item>
          <text:p text:style-name="P15"><text:span text:style-name="T30">users can search for any content on the entire site</text:span></text:p>
        </text:list-item>
        <text:list-item>
          <text:p text:style-name="P15"><text:span text:style-name="T30">auto-completing search box</text:span></text:p>
        </text:list-item>
      </text:list>
      <text:p text:style-name="P5"><text:span text:style-name="T7"/></text:p>
      <text:p text:style-name="P23"><text:span text:style-name="T30">Application Management</text:span></text:p>
      <text:list xml:id="list35605655" text:continue-numbering="true" text:style-name="L9">
        <text:list-item>
          <text:p text:style-name="P15"><text:span text:style-name="T30">will provide basic functionality</text:span></text:p>
        </text:list-item>
      </text:list>
      <text:p text:style-name="P5"><text:span text:style-name="T7"/></text:p>
      <text:p text:style-name="P23"><text:span text:style-name="T30">SEO Search Engine Optimization</text:span></text:p>
      <text:list xml:id="list35611078" text:continue-numbering="true" text:style-name="L9">
        <text:list-item>
          <text:p text:style-name="P15"><text:span text:style-name="T30">user friendly URL's</text:span></text:p>
        </text:list-item>
        <text:list-item>
          <text:p text:style-name="P15"><text:span text:style-name="T30">correct usage of HTML markup</text:span></text:p>
        </text:list-item>
        <text:list-item>
          <text:p text:style-name="P15"><text:span text:style-name="T30">correct usage of HTTP status codes and content types</text:span></text:p>
        </text:list-item>
      </text:list>
      <text:p text:style-name="P5"><text:span text:style-name="T7"/></text:p>
      <text:p text:style-name="P23"><text:span text:style-name="T30">Code Commenting</text:span></text:p>
      <text:list xml:id="list31503666" text:style-name="L12">
        <text:list-item>
          <text:p text:style-name="P17"><text:span text:style-name="T30">classes will be commented using PHPDoc</text:span></text:p>
        </text:list-item>
      </text:list>
      <text:list xml:id="list35631655" text:continue-list="list35611078" text:style-name="L9">
        <text:list-item>
          <text:p text:style-name="P15"><text:span text:style-name="T30">correct usage of HTML markup</text:span></text:p>
        </text:list-item>
        <text:list-item>
          <text:p text:style-name="P15"><text:span text:style-name="T30">correct usage of HTTP status codes and content types</text:span></text:p>
        </text:list-item>
      </text:list>
      <text:p text:style-name="P18"><text:span text:style-name="T30"/></text:p>
      <text:p text:style-name="P23"><text:span text:style-name="T30">Security</text:span></text:p>
      <text:list xml:id="list35630888" text:continue-list="list31503666" text:style-name="L12">
        <text:list-item>
          <text:p text:style-name="P17"><text:span text:style-name="T30">protect application from SQL injection attacks</text:span></text:p>
        </text:list-item>
      </text:list>
      <text:list xml:id="list31547086" text:style-name="L13">
        <text:list-item>
          <text:p text:style-name="P19"><text:span text:style-name="T30">protect application from cross-site scripting exploitation (XSS)</text:span></text:p>
        </text:list-item>
        <text:list-item>
          <text:p text:style-name="P19"><text:span text:style-name="T30">protect application from cross-site request forgeries (CSRF)</text:span></text:p>
        </text:list-item>
      </text:list>
      <text:p text:style-name="P18"><text:span text:style-name="T30"/></text:p>
      <text:p text:style-name="P23"><text:span text:style-name="T30">Logging</text:span></text:p>
      <text:list xml:id="list35607528" text:continue-list="list35630888" text:style-name="L12">
        <text:list-item>
          <text:p text:style-name="P17"><text:span text:style-name="T30">record all unsuccessful login attempts</text:span></text:p>
        </text:list-item>
      </text:list>
      <text:p text:style-name="P18"><text:span text:style-name="T30"/></text:p>
      <text:p text:style-name="P23"><text:span text:style-name="T30">Maintainability and Extensibility</text:span></text:p>
      <text:list xml:id="list35626956" text:continue-numbering="true" text:style-name="L12">
        <text:list-item>
          <text:p text:style-name="P17"><text:span text:style-name="T30">smarty template engine</text:span></text:p>
        </text:list-item>
      </text:list>
      <text:list xml:id="list31625371" text:style-name="L15">
        <text:list-item>
          <text:p text:style-name="P20"><text:span text:style-name="T30">database abstraction</text:span></text:p>
        </text:list-item>
        <text:list-item>
          <text:p text:style-name="P20"><text:span text:style-name="T30">oop programming with php (Object Oriented Design)</text:span></text:p>
        </text:list-item>
      </text:list>
      <text:p text:style-name="P18"><text:span text:style-name="T30"/></text:p>
      <text:p text:style-name="P23"><text:span text:style-name="T30">Version Control</text:span></text:p>
      <text:list xml:id="list35628398" text:continue-list="list35626956" text:style-name="L12">
        <text:list-item>
          <text:p text:style-name="P17"><text:span text:style-name="T30">project will be stored in a software management version control system, subversion</text:span></text:p>
        </text:list-item>
      </text:list>
      <text:p text:style-name="P18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Utopia-Bold" svg:font-family="Utopia-Bold" style:font-family-generic="roman"/>
    <style:font-face style:name="Utopia-Italic" svg:font-family="Utopia-Italic" style:font-family-generic="roman"/>
    <style:font-face style:name="Utopia-Regular" svg:font-family="Utopia-Regular" style:font-family-generic="roman"/>
    <style:font-face style:name="Utopia-Semibold" svg:font-family="Utopia-Semibold" style:font-family-generic="roman"/>
    <style:font-face style:name="TheSansMonoCondensed-SemiLight" svg:font-family="TheSansMonoCondensed-SemiLight" style:font-family-generic="swiss"/>
    <style:font-face style:name="OCR A Std" svg:font-family="'OCR A Std'" style:font-family-generic="modern" style:font-pitch="fixed"/>
    <style:font-face style:name="Adobe Garamond Pro" svg:font-family="'Adobe Garamond Pro'" style:font-family-generic="roman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dobe Gothic Std B" svg:font-family="'Adobe Gothic Std B'" style:font-family-generic="swiss" style:font-pitch="variable"/>
    <style:font-face style:name="Arial" svg:font-family="Arial" style:font-family-generic="swiss" style:font-pitch="variable"/>
    <style:font-face style:name="Tekton Pro" svg:font-family="'Tekton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Arial"/>
    </style:style>
    <style:style style:name="MP2" style:family="paragraph" style:parent-style-name="Standard">
      <style:paragraph-properties fo:text-align="center" style:justify-single-word="fals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fo:font-weight="normal" style:font-size-asian="9pt" style:font-weight-asian="normal" style:font-size-complex="9pt" style:font-weight-complex="normal"/>
    </style:style>
    <style:page-layout style:name="Mpm1">
      <style:page-layout-properties fo:page-width="8.5in" fo:page-height="11in" style:num-format="1" style:print-orientation="portrait" fo:margin-top="0.2291in" fo:margin-bottom="0.304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4035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eal Estate Agent Blog and Marketing CMS <text:s text:c="9"/></text:span><text:span text:style-name="MT2">REA-BLOG-APPLICATION</text:span><text:span text:style-name="MT1"> <text:s text:c="11"/></text:span><text:span text:style-name="MT3">Documentation: </text:span><text:span text:style-name="MT1">Project1003</text:span></text:p>
        <text:p text:style-name="Standard"/>
        <text:p text:style-name="MP2"><text:span text:style-name="MT2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ros Karales</meta:initial-creator>
    <meta:creation-date>2012-03-04T10:43:32.15</meta:creation-date>
    <dc:date>2012-03-04T15:48:22.98</dc:date>
    <dc:creator>Alexandros Karales</dc:creator>
    <meta:editing-duration>PT5H4M42S</meta:editing-duration>
    <meta:editing-cycles>18</meta:editing-cycles>
    <meta:generator>OpenOffice.org/3.3$Win32 OpenOffice.org_project/330m20$Build-9567</meta:generator>
    <meta:printed-by>Alexandros Karales</meta:printed-by>
    <meta:print-date>2012-03-04T12:10:02.39</meta:print-date>
    <meta:document-statistic meta:table-count="0" meta:image-count="0" meta:object-count="0" meta:page-count="2" meta:paragraph-count="65" meta:word-count="506" meta:character-count="3033"/>
  </office:meta>
</office:document-meta>
</file>